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Initializer.getAnnotationMap( ControlBeanContext cbc , AnnotatedElement annotEle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lientInitializer.enforceVersionRequired( ControlBean control , VersionRequired versionRequir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